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2461" calcext:value-type="float">
            <text:p>-2461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2])" office:value-type="float" office:value="419.39" calcext:value-type="float">
            <text:p>419.39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6:.C40])" office:value-type="float" office:value="2226.26" calcext:value-type="float">
            <text:p>2226.26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4:.C49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2" table:formula="of:=SUM([.C52:.C56])" office:value-type="float" office:value="62.92" calcext:value-type="float">
            <text:p>62.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18-06-13" calcext:value-type="date">
            <text:p>2018-06-1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1:.C72])" office:value-type="float" office:value="1518.28" calcext:value-type="float">
            <text:p>1518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4])" office:value-type="float" office:value="4446.39" calcext:value-type="float">
            <text:p>4446.39</text:p>
          </table:table-cell>
          <table:table-cell table:formula="of:=SUM([.D1:.D74])" office:value-type="float" office:value="4446.39" calcext:value-type="float">
            <text:p>4446.3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79:.C87])" office:value-type="float" office:value="-824.52" calcext:value-type="float">
            <text:p>-824.5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75];[.D88])" office:value-type="float" office:value="3621.87" calcext:value-type="float">
            <text:p>3621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00-00-00</text:date>, <text:time style:data-style-name="N2" text:time-value="20:26:50.769091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20:31:16.902847490</dc:date>
    <meta:editing-duration>P1DT8H31M39S</meta:editing-duration>
    <meta:editing-cycles>173</meta:editing-cycles>
    <meta:generator>LibreOffice/5.1.6.2$Linux_X86_64 LibreOffice_project/10m0$Build-2</meta:generator>
    <meta:document-statistic meta:table-count="4" meta:cell-count="579" meta:object-count="0"/>
  </office:meta>
</office:document-meta>
</file>